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4d409" officeooo:paragraph-rsid="0024d409"/>
    </style:style>
    <style:style style:name="P2" style:family="paragraph" style:parent-style-name="Text_20_body" style:list-style-name="L1">
      <style:text-properties officeooo:rsid="0024d409" officeooo:paragraph-rsid="0024d409"/>
    </style:style>
    <style:style style:name="P3" style:family="paragraph" style:parent-style-name="Text_20_body" style:list-style-name="L1">
      <style:text-properties officeooo:rsid="00252da0" officeooo:paragraph-rsid="00252da0"/>
    </style:style>
    <style:style style:name="P4" style:family="paragraph" style:parent-style-name="Text_20_body" style:list-style-name="L1">
      <style:text-properties officeooo:rsid="00270761" officeooo:paragraph-rsid="00270761"/>
    </style:style>
    <style:style style:name="P5" style:family="paragraph" style:parent-style-name="Text_20_body" style:list-style-name="L1">
      <style:text-properties officeooo:rsid="0027c4ba" officeooo:paragraph-rsid="0027c4ba"/>
    </style:style>
    <style:style style:name="P6" style:family="paragraph" style:parent-style-name="Text_20_body">
      <style:text-properties officeooo:rsid="0027c4ba" officeooo:paragraph-rsid="0027c4ba"/>
    </style:style>
    <style:style style:name="P7" style:family="paragraph" style:parent-style-name="Heading_20_1">
      <style:paragraph-properties fo:break-before="page"/>
      <style:text-properties officeooo:rsid="00244dcf" officeooo:paragraph-rsid="00244dcf"/>
    </style:style>
    <style:style style:name="P8" style:family="paragraph">
      <style:paragraph-properties fo:text-align="center"/>
    </style:style>
    <style:style style:name="T1" style:family="text">
      <style:text-properties officeooo:rsid="00244dcf"/>
    </style:style>
    <style:style style:name="T2" style:family="text">
      <style:text-properties officeooo:rsid="002707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707cm" fo:min-width="4.7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cm" fo:min-width="5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01cm" fo:min-width="2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3188403428927238" text:style-name="Numbering_20_1">
        <text:list-item>
          <text:p text:style-name="Subtitle">ADiP Übung 1<text:line-break/><text:span text:style-name="T1">Joshua Lauterbach</text:span></text:p>
        </text:list-item>
      </text:list>
      <text:list xml:id="list2260680041812796959" text:style-name="Outline">
        <text:list-item>
          <text:h text:style-name="P7" text:outline-level="1">Aufgabe 1</text:h>
        </text:list-item>
      </text:list>
      <text:p text:style-name="P1">Programmablauf (x wird in Primfaktoren zerlegt):</text:p>
      <text:list xml:id="list2349824477954995786" text:style-name="L1">
        <text:list-item>
          <text:p text:style-name="P2">Eingabe von x</text:p>
        </text:list-item>
        <text:list-item>
          <text:p text:style-name="P2">Leere Menge P von Primfaktoren wird angelegt</text:p>
        </text:list-item>
        <text:list-item>
          <text:p text:style-name="P3">Lege Teiler t = 2 an</text:p>
        </text:list-item>
        <text:list-item>
          <text:p text:style-name="P2"><text:span text:style-name="T2">Wenn</text:span> x gleich 1<text:span text:style-name="T2"> ist</text:span>, terminiere und gebe P aus</text:p>
        </text:list-item>
        <text:list-item>
          <text:p text:style-name="P4">Wenn x mod t ungleich 0 ist, t = t+1 und gehe zu 5</text:p>
        </text:list-item>
        <text:list-item>
          <text:p text:style-name="P5">füge t zu P hinzu</text:p>
        </text:list-item>
        <text:list-item>
          <text:p text:style-name="P5">x = x / t</text:p>
        </text:list-item>
        <text:list-item>
          <text:p text:style-name="P5">gehe zu 4</text:p>
        </text:list-item>
      </text:list>
      <text:p text:style-name="P6"><draw:custom-shape text:anchor-type="paragraph" draw:z-index="0" draw:name="Shape1" draw:style-name="gr1" draw:text-style-name="P8" svg:width="5.001cm" svg:height="1.001cm" svg:x="5.401cm" svg:y="0.134cm"><text:p text:style-name="P8">Start und Eingabe von x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draw:text-style-name="P8" svg:width="5.001cm" svg:height="1.001cm" svg:x="5.401cm" svg:y="2.134cm"><text:p text:style-name="P8">P als leere Menge anlegen</text:p><draw:enhanced-geometry svg:viewBox="0 0 21600 21600" draw:type="rectangle" draw:enhanced-path="M 0 0 L 21600 0 21600 21600 0 21600 0 0 Z N"/></draw:custom-shape><draw:custom-shape text:anchor-type="paragraph" draw:z-index="2" draw:name="Shape2" draw:style-name="gr2" draw:text-style-name="P8" svg:width="5.001cm" svg:height="1.001cm" svg:x="5.401cm" svg:y="4.135cm"><text:p text:style-name="P8">Teiler t als 2 initialisieren</text:p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8" svg:width="5.001cm" svg:height="1.001cm" svg:x="5.401cm" svg:y="6.135cm"><text:p text:style-name="P8">Ist x gleich 1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2" draw:style-name="gr2" draw:text-style-name="P8" svg:width="5.001cm" svg:height="1.001cm" svg:x="12.402cm" svg:y="6.135cm"><text:p text:style-name="P8">P ausgeben</text:p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8" svg:width="5.001cm" svg:height="1.001cm" svg:x="12.402cm" svg:y="8.135cm"><text:p text:style-name="P8">Programmende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Italic" style:font-family-generic="roman" style:font-pitch="variable" fo:font-size="12pt" fo:font-style="normal" fo:font-weight="bold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imes New Roman" fo:font-family="'Times New Roman'" style:font-style-name="Regular" style:font-family-generic="roman" style:font-pitch="variable" officeooo:rsid="001e1a09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 style:master-page-name="">
      <style:paragraph-properties fo:text-align="center" style:justify-single-word="false" style:page-number="auto" fo:break-after="page" text:number-lines="false" text:line-number="0"/>
      <style:text-properties style:font-name="Times New Roman1" fo:font-family="'Times New Roman'" style:font-style-name="Italic" style:font-family-generic="roman" style:font-pitch="variable" fo:font-size="20pt" fo:font-style="normal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loext:graphic-properties draw:fill-image-width="0cm" draw:fill-image-height="0cm"/>
      <style:paragraph-properties fo:margin-left="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font-size="12pt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left="2cm" fo:margin-right="0cm" fo:margin-top="0.247cm" fo:margin-bottom="0.212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_20_7" style:next-style-name="Text_20_body" style:default-outline-level="8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_20_8" style:next-style-name="Text_20_body" style:default-outline-level="9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9" style:next-style-name="Text_20_body" style:default-outline-level="10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6:08:21.157851199</meta:creation-date>
    <meta:editing-duration>PT1H14M36S</meta:editing-duration>
    <meta:editing-cycles>10</meta:editing-cycles>
    <meta:generator>LibreOffice/5.1.6.2$Linux_X86_64 LibreOffice_project/10m0$Build-2</meta:generator>
    <dc:date>2018-10-21T17:33:11.768473888</dc:date>
    <meta:document-statistic meta:table-count="0" meta:image-count="0" meta:object-count="0" meta:page-count="2" meta:paragraph-count="11" meta:word-count="76" meta:character-count="314" meta:non-whitespace-character-count="259"/>
    <meta:template xlink:type="simple" xlink:actuate="onRequest" xlink:title="template" xlink:href="../../../Office/template.ott" meta:date="2018-10-21T16:08:20.923409855"/>
  </office:meta>
</office:document-meta>
</file>